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Sans Pro" svg:font-family="'Source Sans Pro', Arial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1" svg:font-family="'Google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0521in" fo:margin-left="-0.075in" fo:margin-top="0in" fo:margin-bottom="0in" table:align="left"/>
    </style:style>
    <style:style style:name="Table1.A" style:family="table-column">
      <style:table-column-properties style:column-width="6.0521in"/>
    </style:style>
    <style:style style:name="Table1.1" style:family="table-row">
      <style:table-row-properties style:min-row-height="0.3056in" style:keep-together="true" fo:keep-together="auto"/>
    </style:style>
    <style:style style:name="Table1.A1" style:family="table-cell">
      <style:table-cell-properties style:vertical-align="" fo:background-color="#cfe2f3" fo:padding-left="0.075in" fo:padding-right="0.075in" fo:padding-top="0in" fo:padding-bottom="0in" fo:border="0.0139in solid #000001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3" style:family="table-row">
      <style:table-row-properties style:min-row-height="0.3576in" style:keep-together="true" fo:keep-together="auto"/>
    </style:style>
    <style:style style:name="Table2" style:family="table">
      <style:table-properties style:width="6.0521in" fo:margin-left="-0.075in" fo:margin-top="0in" fo:margin-bottom="0in" table:align="left"/>
    </style:style>
    <style:style style:name="Table2.A" style:family="table-column">
      <style:table-column-properties style:column-width="6.0521in"/>
    </style:style>
    <style:style style:name="Table2.1" style:family="table-row">
      <style:table-row-properties style:min-row-height="0.3264in" style:keep-together="true" fo:keep-together="auto"/>
    </style:style>
    <style:style style:name="Table2.A1" style:family="table-cell">
      <style:table-cell-properties style:vertical-align="" fo:background-color="#cfe2f3" fo:padding-left="0.075in" fo:padding-right="0.075in" fo:padding-top="0in" fo:padding-bottom="0in" fo:border="0.0139in solid #000001">
        <style:background-image/>
      </style:table-cell-properties>
    </style:style>
    <style:style style:name="Table2.2" style:family="table-row">
      <style:table-row-properties style:min-row-height="0.8056in" style:keep-together="true" fo:keep-together="auto"/>
    </style:style>
    <style:style style:name="Table2.A2" style:family="table-cell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P1" style:family="paragraph" style:parent-style-name="Standard">
      <style:paragraph-properties fo:line-height="200%"/>
      <style:text-properties style:font-name="Google Sans" fo:font-size="13pt" style:font-name-asian="Google Sans1" style:font-size-asian="13pt" style:font-name-complex="Google Sans1" style:font-size-complex="13pt"/>
    </style:style>
    <style:style style:name="P2" style:family="paragraph" style:parent-style-name="Standard">
      <style:paragraph-properties fo:line-height="100%" fo:orphans="0" fo:widows="0"/>
      <style:text-properties style:font-name="Google Sans" fo:font-size="12pt" style:font-name-asian="Google Sans1" style:font-size-asian="12pt" style:font-name-complex="Google Sans1" style:font-size-complex="12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200%"/>
      <style:text-properties fo:color="#38761d" style:font-name="Google Sans" fo:font-size="13pt" style:font-name-asian="Google Sans1" style:font-size-asian="13pt" style:font-name-complex="Google Sans1" style:font-size-complex="13pt"/>
    </style:style>
    <style:style style:name="P5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6" style:family="paragraph" style:parent-style-name="Standard">
      <style:paragraph-properties fo:margin-left="0in" fo:margin-right="0in" fo:line-height="100%" fo:orphans="0" fo:widows="0" fo:text-indent="0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7" style:family="paragraph" style:parent-style-name="Standard">
      <style:paragraph-properties fo:margin-top="0in" fo:margin-bottom="0.139in" fo:line-height="100%"/>
      <style:text-properties style:font-name="Google Sans" style:font-name-asian="Google Sans1" style:font-name-complex="Google Sans1"/>
    </style:style>
    <style:style style:name="P8" style:family="paragraph" style:parent-style-name="Heading_20_1" style:master-page-name="Standard">
      <style:paragraph-properties fo:margin-top="0in" fo:margin-bottom="0in" fo:line-height="115%" fo:text-align="center" style:justify-single-word="false" style:page-number="auto"/>
    </style:style>
    <style:style style:name="P9" style:family="paragraph" style:parent-style-name="Heading_20_1">
      <style:paragraph-properties fo:margin-top="0in" fo:margin-bottom="0.0835in" fo:line-height="115%" fo:text-align="center" style:justify-single-word="false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" fo:font-size="12pt" style:font-name-asian="Google Sans1" style:font-size-asian="12pt" style:font-name-complex="Google Sans1" style:font-size-complex="12pt"/>
    </style:style>
    <style:style style:name="T3" style:family="text">
      <style:text-properties fo:color="#444746" style:font-name="Google Sans" fo:font-size="10.5pt" style:font-name-asian="Google Sans1" style:font-size-asian="10.5pt" style:font-name-complex="Google Sans1" style:font-size-complex="10.5pt"/>
    </style:style>
    <style:style style:name="T4" style:family="text">
      <style:text-properties fo:color="#444746" style:font-name="Google Sans" fo:font-size="10pt" style:font-name-asian="Google Sans1" style:font-size-asian="10pt" style:font-name-complex="Google Sans1" style:font-size-complex="10pt"/>
    </style:style>
    <style:style style:name="T5" style:family="text">
      <style:text-properties fo:color="#444746" style:font-name="Google Sans" fo:font-size="12pt" style:font-name-asian="Google Sans1" style:font-size-asian="12pt" style:font-name-complex="Google Sans1" style:font-size-complex="12pt"/>
    </style:style>
    <style:style style:name="T6" style:family="text">
      <style:text-properties fo:color="#444746" style:font-name="Arial1" fo:font-size="10pt" style:font-name-asian="Google Sans1" style:font-size-asian="10pt" style:font-name-complex="Google Sans1" style:font-size-complex="10pt"/>
    </style:style>
    <style:style style:name="T7" style:family="text">
      <style:text-properties fo:color="#444746" style:font-name="Arial1" fo:font-size="10.5pt" style:font-name-asian="Google Sans1" style:font-size-asian="10.5pt" style:font-name-complex="Google Sans1" style:font-size-complex="10.5pt"/>
    </style:style>
    <style:style style:name="T8" style:family="text">
      <style:text-properties fo:font-variant="normal" fo:text-transform="none" fo:color="#444746" style:font-name="Google Sans" fo:font-size="10.5pt" fo:letter-spacing="normal" fo:font-style="normal" fo:font-weight="normal" style:font-name-asian="Google Sans1" style:font-size-asian="10.5pt" style:font-name-complex="Google Sans1" style:font-size-complex="10.5pt"/>
    </style:style>
    <style:style style:name="T9" style:family="text">
      <style:text-properties fo:font-variant="normal" fo:text-transform="none" fo:color="#444746" style:font-name="Arial1" fo:font-size="10.5pt" fo:letter-spacing="normal" fo:font-style="normal" fo:font-weight="normal" style:font-name-asian="Google Sans1" style:font-size-asian="10.5pt" style:font-name-complex="Google Sans1" style:font-size-complex="10.5pt"/>
    </style:style>
    <style:style style:name="T10" style:family="text">
      <style:text-properties fo:font-variant="normal" fo:text-transform="none" fo:color="#444746" style:font-name="Arial1" fo:font-size="10pt" fo:letter-spacing="normal" fo:font-style="normal" fo:font-weight="normal" style:font-name-asian="Google Sans1" style:font-size-asian="10pt" style:font-name-complex="Google Sans1" style:font-size-complex="10pt"/>
    </style:style>
    <style:style style:name="T11" style:family="text">
      <style:text-properties fo:font-variant="normal" fo:text-transform="none" fo:color="#0f1114" style:font-name="Source Sans Pro" fo:font-size="12pt" fo:letter-spacing="normal" fo:font-style="normal" fo:font-weight="normal" style:font-name-asian="Google Sans1" style:font-size-asian="10.5pt" style:font-name-complex="Google Sans1" style:font-size-complex="10.5pt"/>
    </style:style>
    <style:style style:name="T12" style:family="text">
      <style:text-properties fo:font-variant="normal" fo:text-transform="none" fo:color="#0f1114" style:font-name="Source Sans Pro" fo:font-size="10pt" fo:letter-spacing="normal" fo:font-style="normal" fo:font-weight="normal" style:font-name-asian="Google Sans1" style:font-size-asian="10pt" style:font-name-complex="Google Sans1" style:font-size-complex="10pt"/>
    </style:style>
    <style:style style:name="T13" style:family="text">
      <style:text-properties fo:font-variant="normal" fo:text-transform="none" fo:color="#0f1114" style:font-name="Arial1" fo:font-size="10pt" fo:letter-spacing="normal" fo:font-style="normal" fo:font-weight="normal" style:font-name-asian="Google Sans1" style:font-size-asian="10pt" style:font-name-complex="Google Sans1" style:font-size-complex="10pt"/>
    </style:style>
    <style:style style:name="T14" style:family="text">
      <style:text-properties fo:font-variant="normal" fo:text-transform="none" fo:color="#0f1114" style:font-name="Arial1" fo:font-size="12pt" fo:letter-spacing="normal" fo:font-style="normal" fo:font-weight="normal" style:font-name-asian="Google Sans1" style:font-size-asian="10.5pt" style:font-name-complex="Google Sans1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 text:name="Bookmark"/><text:span text:style-name="T1">Cybersecurity Incident Report: </text:span></text:h>
      <text:h text:style-name="P9" text:outline-level="1"><text:bookmark text:name="Bookmark1"/><text:span text:style-name="T1">Network Traffic Analysis</text:span></text:h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2">Part 1: Provide a summary of the problem found in the DNS and ICMP </text:span></text:p>
            <text:p text:style-name="P3"><text:span text:style-name="T2">traffic log.</text:span></text:p>
            <text:p text:style-name="P2"/>
          </table:table-cell>
        </table:table-row>
        <table:table-row table:style-name="Table1.2">
          <table:table-cell table:style-name="Table1.A2" table:number-rows-spanned="2" office:value-type="string">
            <text:p text:style-name="P5"><text:span text:style-name="T3">The UDP protocol reveals that: <text:s/>port 53 unreachable</text:span></text:p>
            <text:p text:style-name="P6"/>
            <text:p text:style-name="P5"><text:span text:style-name="T3">This is based on the results of the network analysis, which show that the ICMP echo reply returned the error message: 203.0.113.2 udp port 53 unreachable.</text:span></text:p>
            <text:p text:style-name="P6"/>
            <text:p text:style-name="P5"><text:span text:style-name="T3">The port noted in the error message is used for: 53</text:span></text:p>
            <text:p text:style-name="P6"/>
            <text:p text:style-name="P5"><text:span text:style-name="T3">The most likely issue is:</text:span><text:span text:style-name="T5"> UDP packet was undeliverable to port 53</text:span></text:p>
            <text:p text:style-name="P6"/>
          </table:table-cell>
        </table:table-row>
        <table:table-row table:style-name="Table1.3">
          <table:covered-table-cell/>
        </table:table-row>
      </table:table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2">Part 2: Explain your analysis of the data and provide at least one cause of the incident.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3">Time incident occurred: 13:24:32.192571</text:span></text:p>
            <text:p text:style-name="P6"/>
            <text:p text:style-name="P5"><text:span text:style-name="T3">Explain how the IT team became aware of the incident: </text:span><text:span text:style-name="T13">Several customers of clients </text:span><text:span text:style-name="T6">reported that they were not able to access the client company website www.yummyrecipesforme.com, and saw the error “destination </text:span><text:span text:style-name="T13">port unreachable” after waiting for the page to load. </text:span><text:span text:style-name="T6"> </text:span></text:p>
            <text:p text:style-name="P6"/>
            <text:p text:style-name="P5"><text:span text:style-name="T3">Explain the actions taken by the IT department to investigate the incident: </text:span><text:span text:style-name="T6">I </text:span><text:span text:style-name="T13">attempted to visit the websit</text:span><text:span text:style-name="T10">e and ran analyser tools.</text:span></text:p>
            <text:p text:style-name="P6"/>
            <text:p text:style-name="P5"><text:span text:style-name="T3">Note key findings of the IT department's investigation (i.e., details related to the port affected, DNS server, etc.): </text:span></text:p>
            <text:p text:style-name="P6"/>
            <text:p text:style-name="P5"><text:span text:style-name="T3">Note a likely cause of the incident:</text:span><text:span text:style-name="T5"> No service was listening on the receiving DNS port.</text:span></text:p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Sans Pro" svg:font-family="'Source Sans Pro', Arial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1" svg:font-family="'Google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2" meta:image-count="0" meta:object-count="0" meta:page-count="1" meta:paragraph-count="14" meta:word-count="197" meta:character-count="1188"/>
    <dc:date>2025-08-29T15:53:25.56</dc:date>
    <dc:creator>Adrian Chatham</dc:creator>
    <meta:generator>OpenOffice/4.1.15$Win32 OpenOffice.org_project/4115m2$Build-9813</meta:generator>
  </office:meta>
</office:document-meta>
</file>